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cbc7" officeooo:paragraph-rsid="0002cbc7"/>
    </style:style>
    <style:style style:name="P2" style:family="paragraph" style:parent-style-name="Standard">
      <style:text-properties officeooo:rsid="0002cbc7" officeooo:paragraph-rsid="00058fe8"/>
    </style:style>
    <style:style style:name="P3" style:family="paragraph" style:parent-style-name="Standard">
      <style:text-properties officeooo:rsid="0004854f" officeooo:paragraph-rsid="0004854f"/>
    </style:style>
    <style:style style:name="P4" style:family="paragraph" style:parent-style-name="Standard">
      <style:text-properties officeooo:rsid="0005098e" officeooo:paragraph-rsid="0005098e"/>
    </style:style>
    <style:style style:name="T1" style:family="text">
      <style:text-properties fo:color="#ff0000"/>
    </style:style>
    <style:style style:name="T2" style:family="text">
      <style:text-properties fo:color="#ff0000" officeooo:rsid="000485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eurs : </text:p>
      <text:p text:style-name="P1">Sophie</text:p>
      <text:p text:style-name="P1">François</text:p>
      <text:p text:style-name="P1"/>
      <text:p text:style-name="P1">Interviews :</text:p>
      <text:p text:style-name="P1">Sophie 0.5</text:p>
      <text:p text:style-name="P1">François 2</text:p>
      <text:p text:style-name="P1">Catherine 0.5</text:p>
      <text:p text:style-name="P1"/>
      <text:p text:style-name="P1">3 *3 = <text:span text:style-name="T1">9 j (EP) </text:span><text:span text:style-name="T2">10 %</text:span></text:p>
      <text:p text:style-name="P1">9 * 10 = <text:span text:style-name="T1">90 j = 3 mois </text:span><text:span text:style-name="T2">(Projet total)</text:span></text:p>
      <text:p text:style-name="P1"/>
      <text:p text:style-name="P3">ED 20 % = 18j/h</text:p>
      <text:p text:style-name="P3">ET 10 % = 9j/h</text:p>
      <text:p text:style-name="P3">Réal 60 % = 54j/h</text:p>
      <text:p text:style-name="P3">Mise en œuvre et integration = 30 % 54 = 16j/h</text:p>
      <text:p text:style-name="P4">Prog = 54 * 0.9 = 48 j</text:p>
      <text:p text:style-name="P4">Test = 6 j</text:p>
      <text:p text:style-name="P2"/>
      <text:p text:style-name="P2">On estime à 10h/semaine pour le TER donc 40h/mois</text:p>
      <text:p text:style-name="P2">Dans un mois on a 8*30 = 240h donc on a 0.2 m TER / mois</text:p>
      <text:p text:style-name="P2">3/0.2 = 15 mois /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6:08:49.368000000</meta:creation-date>
    <dc:date>2018-01-10T17:42:17.713000000</dc:date>
    <meta:editing-duration>PT40M3S</meta:editing-duration>
    <meta:editing-cycles>1</meta:editing-cycles>
    <meta:document-statistic meta:table-count="0" meta:image-count="0" meta:object-count="0" meta:page-count="1" meta:paragraph-count="18" meta:word-count="100" meta:character-count="374" meta:non-whitespace-character-count="291"/>
    <meta:generator>LibreOffice/5.3.7.2$Windows_X86_64 LibreOffice_project/6b8ed514a9f8b44d37a1b96673cbbdd077e24059</meta:generator>
  </office:meta>
</office:document-meta>
</file>